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63A0000066EB445A7540DEE5120.png" manifest:media-type="image/png"/>
  <manifest:file-entry manifest:full-path="Pictures/1000020100000762000006F0C0485B102D772DB3.png" manifest:media-type="image/png"/>
  <manifest:file-entry manifest:full-path="Pictures/1000020100000280000001E0848AA393CB3AE21F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color="#33a3a3" loext:opacity="100%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33a3a3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2.507cm" svg:height="16.88cm" svg:x="2.767cm" svg:y="-0.983cm">
          <draw:image xlink:href="Pictures/1000020100000280000001E0848AA393CB3AE21F.png" xlink:type="simple" xlink:show="embed" xlink:actuate="onLoad" draw:mime-type="image/png">
            <text:p/>
          </draw:image>
        </draw:frame>
        <draw:frame draw:style-name="gr1" draw:text-style-name="P1" draw:layer="layout" svg:width="5.53cm" svg:height="5.197cm" svg:x="6.704cm" svg:y="3.878cm">
          <draw:image xlink:href="Pictures/1000020100000762000006F0C0485B102D772DB3.png" xlink:type="simple" xlink:show="embed" xlink:actuate="onLoad" draw:mime-type="image/png">
            <text:p/>
          </draw:image>
        </draw:frame>
        <draw:frame draw:style-name="gr2" draw:text-style-name="P1" draw:layer="layout" svg:width="5.081cm" svg:height="5.247cm" svg:x="12.059cm" svg:y="3.802cm">
          <draw:image xlink:href="Pictures/100002010000063A0000066EB445A7540DEE5120.png" xlink:type="simple" xlink:show="embed" xlink:actuate="onLoad" draw:mime-type="image/png">
            <text:p text:style-name="P2">\</text:p>
          </draw:image>
        </draw:frame>
        <draw:line draw:style-name="gr3" draw:text-style-name="P1" draw:layer="layout" svg:x1="9.032cm" svg:y1="9.557cm" svg:x2="9.132cm" svg:y2="3.778cm">
          <text:p/>
        </draw:line>
        <draw:frame draw:style-name="gr4" draw:text-style-name="P3" draw:layer="layout" svg:width="0.959cm" svg:height="0.962cm" svg:x="8.932cm" svg:y="8.595cm">
          <draw:text-box>
            <text:p><text:span text:style-name="T1">B</text:span></text:p>
          </draw:text-box>
        </draw:frame>
        <draw:custom-shape draw:style-name="gr5" draw:text-style-name="P2" draw:layer="layout" svg:width="0.348cm" svg:height="0.35cm" svg:x="14.137cm" svg:y="8.79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59cm" svg:height="0.962cm" svg:x="14.488cm" svg:y="8.493cm">
          <draw:text-box>
            <text:p><text:span text:style-name="T1">B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svg:stroke-width="0.1cm" svg:stroke-color="#33a3a3" draw:marker-start-width="0.35cm" draw:marker-end-width="0.35cm" draw:fill="none" draw:fill-gradient-name="Gradient_20_7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Cristiano De Michele</meta:initial-creator>
    <meta:creation-date>2020-12-21T17:36:19.567239595</meta:creation-date>
    <dc:date>2020-12-22T16:50:47.416708974</dc:date>
    <dc:creator>Cristiano De Michele</dc:creator>
    <meta:editing-duration>PT22M59S</meta:editing-duration>
    <meta:editing-cycles>9</meta:editing-cycles>
    <meta:generator>LibreOffice/7.0.3.1$MacOSX_X86_64 LibreOffice_project/d7547858d014d4cf69878db179d326fc3483e082</meta:generator>
    <meta:document-statistic meta:object-count="30"/>
  </office:meta>
</office:document-meta>
</file>